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 style:list-style-name="WWNum87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2" style:family="paragraph" style:parent-style-name="Standard" style:list-style-name="WWNum87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3" style:family="paragraph" style:parent-style-name="Standard" style:list-style-name="WWNum87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4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0c30ca"/>
    </style:style>
    <style:style style:name="P5" style:family="paragraph" style:parent-style-name="Standard" style:list-style-name="WWNum84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6" style:family="paragraph" style:parent-style-name="Standard" style:list-style-name="WWNum84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7" style:family="paragraph" style:parent-style-name="Standard" style:list-style-name="WWNum85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8" style:family="paragraph" style:parent-style-name="Standard" style:list-style-name="WWNum85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9" style:family="paragraph" style:parent-style-name="Standard" style:list-style-name="WWNum85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10" style:family="paragraph" style:parent-style-name="Standard" style:list-style-name="WWNum86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11" style:family="paragraph" style:parent-style-name="Standard" style:list-style-name="WWNum86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12" style:family="paragraph" style:parent-style-name="Standard" style:list-style-name="WWNum86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.494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15" style:family="paragraph" style:parent-style-name="Standard" style:list-style-name="WWNum91">
      <loext:graphic-properties draw:fill="solid" draw:fill-color="#ffffff"/>
      <style:paragraph-properties fo:margin-left="0cm" fo:margin-right="0cm" fo:margin-top="0.494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16" style:family="paragraph" style:parent-style-name="Standard" style:list-style-name="WWNum92">
      <loext:graphic-properties draw:fill="solid" draw:fill-color="#ffffff"/>
      <style:paragraph-properties fo:margin-left="0cm" fo:margin-right="0cm" fo:margin-top="0.494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17" style:family="paragraph" style:parent-style-name="Standard" style:list-style-name="WWNum93">
      <loext:graphic-properties draw:fill="solid" draw:fill-color="#ffffff"/>
      <style:paragraph-properties fo:margin-left="0cm" fo:margin-right="0cm" fo:margin-top="0.494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18" style:family="paragraph" style:parent-style-name="Standard" style:list-style-name="WWNum97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19" style:family="paragraph" style:parent-style-name="Standard" style:list-style-name="WWNum97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20" style:family="paragraph" style:parent-style-name="Standard" style:list-style-name="WWNum97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21" style:family="paragraph" style:parent-style-name="Standard" style:list-style-name="WWNum98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22" style:family="paragraph" style:parent-style-name="Standard" style:list-style-name="WWNum98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23" style:family="paragraph" style:parent-style-name="Standard" style:list-style-name="WWNum102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24" style:family="paragraph" style:parent-style-name="Standard" style:list-style-name="WWNum102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25" style:family="paragraph" style:parent-style-name="Standard" style:list-style-name="WWNum102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26" style:family="paragraph" style:parent-style-name="Standard" style:list-style-name="WWNum103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27" style:family="paragraph" style:parent-style-name="Standard" style:list-style-name="WWNum103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28" style:family="paragraph" style:parent-style-name="Standard" style:list-style-name="WWNum103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29" style:family="paragraph" style:parent-style-name="Standard" style:list-style-name="WWNum108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30" style:family="paragraph" style:parent-style-name="Standard" style:list-style-name="WWNum108">
      <loext:graphic-properties draw:fill="solid" draw:fill-color="#ffffff"/>
      <style:paragraph-properties fo:margin-left="0cm" fo:margin-right="0cm" fo:margin-top="0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31" style:family="paragraph" style:parent-style-name="Standard" style:list-style-name="WWNum108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paragraph-rsid="000c30ca"/>
    </style:style>
    <style:style style:name="P32" style:family="paragraph" style:parent-style-name="Standard" style:list-style-name="WWNum109">
      <loext:graphic-properties draw:fill="solid" draw:fill-color="#ffffff"/>
      <style:paragraph-properties fo:margin-left="0cm" fo:margin-right="0cm" fo:margin-top="0.494cm" fo:margin-bottom="0cm" style:contextual-spacing="false" fo:line-height="100%" fo:text-indent="-0.635cm" style:auto-text-indent="false" fo:background-color="#ffffff"/>
      <style:text-properties officeooo:paragraph-rsid="000c30ca"/>
    </style:style>
    <style:style style:name="P3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677cm" fo:background-color="#ffffff"/>
      <style:text-properties officeooo:paragraph-rsid="000c30ca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style:line-height-at-least="0.677cm" fo:text-indent="0cm" style:auto-text-indent="false" fo:background-color="#ffffff"/>
      <style:text-properties officeooo:paragraph-rsid="000c30ca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.494cm" fo:margin-bottom="0.494cm" style:contextual-spacing="false" fo:line-height="100%" fo:text-indent="-0.635cm" style:auto-text-indent="false" fo:background-color="#ffffff"/>
      <style:text-properties officeooo:rsid="000c30ca" officeooo:paragraph-rsid="000c30ca"/>
    </style:style>
    <style:style style:name="P36" style:family="paragraph" style:parent-style-name="Standard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rsid="000c30ca" officeooo:paragraph-rsid="000c30ca"/>
    </style:style>
    <style:style style:name="P37" style:family="paragraph" style:parent-style-name="Standard" style:list-style-name="WWNum98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rsid="000c30ca" officeooo:paragraph-rsid="000c30ca"/>
    </style:style>
    <style:style style:name="P38" style:family="paragraph" style:parent-style-name="Standard" style:list-style-name="WWNum104">
      <loext:graphic-properties draw:fill="solid" draw:fill-color="#ffffff"/>
      <style:paragraph-properties fo:margin-left="0cm" fo:margin-right="0cm" fo:margin-top="0.494cm" fo:margin-bottom="0.494cm" style:contextual-spacing="false" fo:line-height="100%" fo:text-indent="-0.635cm" style:auto-text-indent="false" fo:background-color="#ffffff"/>
      <style:text-properties officeooo:rsid="000c30ca" officeooo:paragraph-rsid="000c30ca"/>
    </style:style>
    <style:style style:name="P39" style:family="paragraph" style:parent-style-name="Standard" style:list-style-name="WWNum109">
      <loext:graphic-properties draw:fill="solid" draw:fill-color="#ffffff"/>
      <style:paragraph-properties fo:margin-left="0cm" fo:margin-right="0cm" fo:margin-top="0cm" fo:margin-bottom="0.494cm" style:contextual-spacing="false" fo:line-height="100%" fo:text-indent="-0.635cm" style:auto-text-indent="false" fo:background-color="#ffffff"/>
      <style:text-properties officeooo:rsid="000c30ca" officeooo:paragraph-rsid="000c30ca"/>
    </style:style>
    <style:style style:name="P40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officeooo:rsid="000c30ca" officeooo:paragraph-rsid="000c30ca"/>
    </style:style>
    <style:style style:name="P4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style:line-height-at-least="0.677cm" fo:text-indent="-0.635cm" style:auto-text-indent="false" fo:background-color="#ffffff"/>
      <style:text-properties officeooo:rsid="000c30ca" officeooo:paragraph-rsid="000c30ca"/>
    </style:style>
    <style:style style:name="T1" style:family="text">
      <style:text-properties fo:color="#3d3c40" loext:opacity="100%" style:font-name="Lato" fo:font-size="13pt" style:font-name-asian="Times New Roman" style:font-size-asian="13pt" style:language-asian="en" style:country-asian="IN" style:font-name-complex="Times New Roman" style:font-size-complex="13pt"/>
    </style:style>
    <style:style style:name="T2" style:family="text">
      <style:text-properties fo:color="#3d3c40" loext:opacity="100%" style:font-name="Lato" fo:font-size="13pt" fo:font-weight="bold" style:font-name-asian="Times New Roman" style:font-size-asian="13pt" style:language-asian="en" style:country-asian="IN" style:font-weight-asian="bold" style:font-name-complex="Times New Roman" style:font-size-complex="13pt" style:font-weight-complex="bold"/>
    </style:style>
    <style:style style:name="T3" style:family="text">
      <style:text-properties fo:color="#3d3c40" loext:opacity="100%" style:font-name="Lato" fo:font-size="13pt" style:text-underline-style="solid" style:text-underline-width="auto" style:text-underline-color="font-color" fo:font-weight="bold" style:font-name-asian="Times New Roman" style:font-size-asian="13pt" style:language-asian="en" style:country-asian="IN" style:font-weight-asian="bold" style:font-name-complex="Times New Roman" style:font-size-complex="13pt" style:font-weight-complex="bold"/>
    </style:style>
    <style:style style:name="T4" style:family="text">
      <style:text-properties fo:color="#3d3c40" loext:opacity="100%" style:font-name="Lato" fo:font-size="13pt" fo:letter-spacing="0.004cm" fo:font-weight="bold" style:font-name-asian="Times New Roman" style:font-size-asian="13pt" style:language-asian="en" style:country-asian="IN" style:font-weight-asian="bold" style:font-name-complex="Times New Roman" style:font-size-complex="13pt" style:font-weight-complex="bold"/>
    </style:style>
    <style:style style:name="T5" style:family="text">
      <style:text-properties fo:color="#3d3c40" loext:opacity="100%" style:font-name="Lato" fo:font-size="18pt" fo:font-weight="bold" style:font-name-asian="Times New Roman" style:font-size-asian="18pt" style:language-asian="en" style:country-asian="IN" style:font-weight-asian="bold" style:font-name-complex="Times New Roman" style:font-size-complex="18pt" style:font-weight-complex="bold"/>
    </style:style>
    <style:style style:name="T6" style:family="text">
      <style:text-properties fo:color="#3d3c40" loext:opacity="100%" style:font-name="Lato" fo:font-size="18pt" fo:font-weight="bold" officeooo:rsid="000c30ca" style:font-name-asian="Times New Roman" style:font-size-asian="18pt" style:language-asian="en" style:country-asian="IN" style:font-weight-asian="bold" style:font-name-complex="Times New Roman" style:font-size-complex="18pt" style:font-weight-complex="bold"/>
    </style:style>
    <style:style style:name="T7" style:family="text">
      <style:text-properties fo:color="#3d3c40" loext:opacity="100%" style:font-name="Lato" fo:font-size="10.5pt" fo:letter-spacing="0.004cm" style:font-name-asian="Times New Roman" style:font-size-asian="10.5pt" style:language-asian="en" style:country-asian="IN" style:font-name-complex="Times New Roman" style:font-size-complex="10.5pt"/>
    </style:style>
    <style:style style:name="T8" style:family="text">
      <style:text-properties fo:color="#3d3c40" loext:opacity="100%" style:font-name="Lato" fo:font-size="10.5pt" fo:letter-spacing="0.004cm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9" style:family="text">
      <style:text-properties fo:color="#3d3c40" loext:opacity="100%" style:font-name="Lato" fo:font-size="10.5pt" fo:letter-spacing="0.004cm" fo:font-weight="bold" officeooo:rsid="000c30ca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10" style:family="text">
      <style:text-properties fo:color="#3d3c40" loext:opacity="100%" style:font-name="Lato" fo:font-size="10.5pt" fo:letter-spacing="0.004cm" style:text-underline-style="solid" style:text-underline-width="auto" style:text-underline-color="font-color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11" style:family="text">
      <style:text-properties fo:color="#3d3c40" loext:opacity="100%" style:font-name="Lato" fo:font-size="10.5pt" fo:letter-spacing="0.004cm" style:text-underline-style="solid" style:text-underline-width="auto" style:text-underline-color="font-color" style:font-name-asian="Times New Roman" style:font-size-asian="10.5pt" style:language-asian="en" style:country-asian="IN" style:font-name-complex="Times New Roman" style:font-size-complex="10.5pt"/>
    </style:style>
    <style:style style:name="T12" style:family="text">
      <style:text-properties fo:color="#a10000" loext:opacity="100%" style:font-name="Lato" fo:font-size="10.5pt" fo:letter-spacing="0.004cm" style:text-underline-style="solid" style:text-underline-width="auto" style:text-underline-color="font-color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13" style:family="text">
      <style:text-properties fo:color="#a10000" loext:opacity="100%" style:font-name="Lato" fo:font-size="10.5pt" fo:letter-spacing="0.004cm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14" style:family="text">
      <style:text-properties fo:color="#a10000" loext:opacity="100%" style:font-name="Lato" fo:font-size="13pt" fo:letter-spacing="0.004cm" fo:font-weight="bold" style:font-name-asian="Times New Roman" style:font-size-asian="13pt" style:language-asian="en" style:country-asian="IN" style:font-weight-asian="bold" style:font-name-complex="Times New Roman" style:font-size-complex="13pt" style:font-weight-complex="bold"/>
    </style:style>
    <style:style style:name="T15" style:family="text">
      <style:text-properties fo:color="#002966" loext:opacity="100%" style:font-name="Lato" fo:font-size="10.5pt" fo:letter-spacing="0.004cm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16" style:family="text">
      <style:text-properties fo:color="#6b24b2" loext:opacity="100%" style:font-name="Lato" fo:font-size="10.5pt" fo:letter-spacing="0.004cm" style:text-underline-style="solid" style:text-underline-width="auto" style:text-underline-color="font-color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17" style:family="text">
      <style:text-properties fo:color="#6b24b2" loext:opacity="100%" style:font-name="Lato" fo:font-size="10.5pt" fo:letter-spacing="0.004cm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18" style:family="text">
      <style:text-properties fo:color="#6a8759" loext:opacity="100%" style:font-name="Lato" fo:font-size="13pt" style:text-underline-style="solid" style:text-underline-width="auto" style:text-underline-color="font-color" fo:font-weight="bold" style:font-name-asian="Times New Roman" style:font-size-asian="13pt" style:language-asian="en" style:country-asian="IN" style:font-weight-asian="bold" style:font-name-complex="Times New Roman" style:font-size-complex="13pt" style:font-weight-complex="bold"/>
    </style:style>
    <style:style style:name="T19" style:family="text">
      <style:text-properties fo:color="#444444" loext:opacity="100%" style:font-name="Lato" fo:font-size="10.5pt" fo:letter-spacing="0.004cm" fo:font-weight="bold" fo:background-color="#f8f8f8" loext:char-shading-value="0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20" style:family="text">
      <style:text-properties fo:color="#444444" loext:opacity="100%" style:font-name="Lato" fo:font-size="13pt" fo:font-weight="bold" style:font-name-asian="Times New Roman" style:font-size-asian="13pt" style:language-asian="en" style:country-asian="IN" style:font-weight-asian="bold" style:font-name-complex="Times New Roman" style:font-size-complex="13pt" style:font-weight-complex="bold"/>
    </style:style>
    <style:style style:name="T21" style:family="text">
      <style:text-properties fo:color="#e60000" loext:opacity="100%" style:font-name="Lato" fo:font-size="10.5pt" fo:letter-spacing="0.004cm" style:text-underline-style="solid" style:text-underline-width="auto" style:text-underline-color="font-color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22" style:family="text">
      <style:text-properties fo:color="#e60000" loext:opacity="100%" style:font-name="Lato" fo:font-size="10.5pt" fo:letter-spacing="0.004cm" fo:font-weight="bold" style:font-name-asian="Times New Roman" style:font-size-asian="10.5pt" style:language-asian="en" style:country-asian="IN" style:font-weight-asian="bold" style:font-name-complex="Times New Roman" style:font-size-complex="10.5pt" style:font-weight-complex="bold"/>
    </style:style>
    <style:style style:name="T23" style:family="text">
      <style:text-properties fo:color="#0e101a" loext:opacity="100%" style:font-name="Lato" fo:font-size="13pt" fo:letter-spacing="0.004cm" fo:font-weight="bold" style:font-name-asian="Times New Roman" style:font-size-asian="13pt" style:language-asian="en" style:country-asian="IN" style:font-weight-asian="bold" style:font-name-complex="Times New Roman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2"><text:span text:style-name="T6">A</text:span><text:span text:style-name="T5">ssignment On 20-04-2022</text:span></text:h>
      <text:h text:style-name="P4" text:outline-level="2"><text:span text:style-name="T6"/></text:h>
      <text:h text:style-name="P4" text:outline-level="2"><text:span text:style-name="T6">16. </text:span><text:span text:style-name="T5">Task</text:span></text:h>
      <text:p text:style-name="P33"><text:span text:style-name="T7">Class </text:span><text:span text:style-name="T12">Student</text:span></text:p>
      <text:p text:style-name="P33"><text:span text:style-name="T8">- </text:span><text:span text:style-name="T7">define the </text:span><text:span text:style-name="T15">HashMap&lt;String, String&gt; </text:span><text:span text:style-name="T7">variable </text:span><text:span text:style-name="T8">dataList.</text:span></text:p>
      <text:list xml:id="list990830916" text:style-name="WWNum84">
        <text:list-item>
          <text:p text:style-name="P5"><text:span text:style-name="T1">Keys- String -&gt; </text:span><text:span text:style-name="T2">name</text:span></text:p>
        </text:list-item>
        <text:list-item>
          <text:p text:style-name="P6"><text:span text:style-name="T1">Values- String -&gt; </text:span><text:span text:style-name="T2">id</text:span></text:p>
        </text:list-item>
      </text:list>
      <text:p text:style-name="P33"><text:span text:style-name="T7">Implement the below methods for this class:</text:span></text:p>
      <text:p text:style-name="P33"><text:span text:style-name="T8">-</text:span><text:span text:style-name="T15">String</text:span><text:span text:style-name="T10"> </text:span><text:span text:style-name="T12">addStudentDetails</text:span><text:span text:style-name="T16">(String name, String id):</text:span></text:p>
      <text:list xml:id="list2271118689" text:style-name="WWNum85">
        <text:list-item>
          <text:p text:style-name="P7"><text:span text:style-name="T1">Write a code to add students detail to the </text:span><text:span text:style-name="T2">map</text:span><text:span text:style-name="T1">.</text:span></text:p>
        </text:list-item>
        <text:list-item>
          <text:p text:style-name="P8"><text:span text:style-name="T1">If the name is already present in the </text:span><text:span text:style-name="T2">map </text:span><text:span text:style-name="T1">then return</text:span><text:span text:style-name="T2"> "</text:span><text:span text:style-name="T3">Id generation Failed, name is already present in the database".</text:span></text:p>
        </text:list-item>
        <text:list-item>
          <text:p text:style-name="P9"><text:span text:style-name="T1">If the name is not there in the </text:span><text:span text:style-name="T2">map </text:span><text:span text:style-name="T1">then add data in </text:span><text:span text:style-name="T2">map </text:span><text:span text:style-name="T1">and return </text:span><text:span text:style-name="T3">"Id Generated".</text:span></text:p>
        </text:list-item>
      </text:list>
      <text:p text:style-name="P33"><text:span text:style-name="T8">-</text:span><text:span text:style-name="T15">String</text:span><text:span text:style-name="T12"> deleteId</text:span><text:span text:style-name="T16">(String name):</text:span></text:p>
      <text:list xml:id="list719193667" text:style-name="WWNum86">
        <text:list-item>
          <text:p text:style-name="P10"><text:span text:style-name="T1">Write a code to delete the student detail from the </text:span><text:span text:style-name="T2">map</text:span><text:span text:style-name="T1">.</text:span></text:p>
        </text:list-item>
        <text:list-item>
          <text:p text:style-name="P11"><text:span text:style-name="T1">If the student name is not found in the map then return </text:span><text:span text:style-name="T18">"</text:span><text:span text:style-name="T3">Id not found"</text:span><text:span text:style-name="T2">.</text:span></text:p>
        </text:list-item>
        <text:list-item>
          <text:p text:style-name="P12"><text:span text:style-name="T1">If the student name is present in the </text:span><text:span text:style-name="T2">map </text:span><text:span text:style-name="T1">then delete the student details and return </text:span><text:span text:style-name="T3">"Id deleted successfully"</text:span><text:span text:style-name="T2">.</text:span></text:p>
        </text:list-item>
      </text:list>
      <text:p text:style-name="P33"><text:span text:style-name="T8">-</text:span><text:span text:style-name="T15">String</text:span><text:span text:style-name="T12"> searchId</text:span><text:span text:style-name="T16">(String name):</text:span></text:p>
      <text:list xml:id="list322289185" text:style-name="WWNum87">
        <text:list-item>
          <text:p text:style-name="P1"><text:span text:style-name="T1">Write a code to search the student id from the </text:span><text:span text:style-name="T2">map</text:span><text:span text:style-name="T1">.</text:span></text:p>
        </text:list-item>
        <text:list-item>
          <text:p text:style-name="P2"><text:span text:style-name="T1">If the student's name isn't found in the </text:span><text:span text:style-name="T2">map </text:span><text:span text:style-name="T1">then return</text:span><text:span text:style-name="T2"> </text:span><text:span text:style-name="T3">"Id not found"</text:span><text:span text:style-name="T2">.</text:span></text:p>
        </text:list-item>
        <text:list-item>
          <text:p text:style-name="P3"><text:span text:style-name="T1">If the student's name is present in the </text:span><text:span text:style-name="T2">map </text:span><text:span text:style-name="T1">then delete the student details and return </text:span><text:span text:style-name="T3">id</text:span><text:span text:style-name="T1">.</text:span></text:p>
        </text:list-item>
      </text:list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p text:style-name="P33"><text:span text:style-name="T9">17. </text:span><text:span text:style-name="T8">Problem Statement</text:span></text:p>
      <text:p text:style-name="P33"><text:span text:style-name="T7">You are given an integer, return its base 7 string representation.</text:span></text:p>
      <text:p text:style-name="P33"><text:span text:style-name="T8">Input Format</text:span></text:p>
      <text:list xml:id="list4035001925" text:style-name="WWNum91">
        <text:list-item>
          <text:p text:style-name="P15"><text:span text:style-name="T1">Single line containing an integer, </text:span><text:span text:style-name="T2">n</text:span></text:p>
        </text:list-item>
      </text:list>
      <text:p text:style-name="P33"><text:span text:style-name="T8">Constraints</text:span></text:p>
      <text:list xml:id="list1317998634" text:style-name="WWNum92">
        <text:list-item>
          <text:p text:style-name="P16"><text:span text:style-name="T1">-1000 &lt;= </text:span><text:span text:style-name="T2">n</text:span><text:span text:style-name="T1"> &lt;= 10000</text:span></text:p>
        </text:list-item>
      </text:list>
      <text:p text:style-name="P33"><text:span text:style-name="T8">Output Format</text:span></text:p>
      <text:list xml:id="list1717362206" text:style-name="WWNum93">
        <text:list-item>
          <text:p text:style-name="P17"><text:span text:style-name="T1">Single line returning the base 7 string representation</text:span></text:p>
        </text:list-item>
      </text:list>
      <text:p text:style-name="P14"><text:span text:style-name="T8"/></text:p>
      <text:p text:style-name="P35"><text:span text:style-name="T8">18.Complete the classes using the </text:span><text:span text:style-name="T19">Specifications</text:span><text:span text:style-name="T8"> given </text:span><text:span text:style-name="T19">below. </text:span><text:span text:style-name="T8">Consider default visibility of classes, data fields, and methods unless mentioned otherwise.</text:span></text:p>
      <text:h text:style-name="P4" text:outline-level="2"><text:span text:style-name="T5">Task</text:span></text:h>
      <text:p text:style-name="P33"><text:span text:style-name="T8">Class</text:span><text:span text:style-name="T7"> </text:span><text:span text:style-name="T12">Material</text:span></text:p>
      <text:p text:style-name="P33"><text:span text:style-name="T8">-define all the data members as per the given specifications.</text:span></text:p>
      <text:p text:style-name="P33"><text:span text:style-name="T8">-define the constructor with public visibility.</text:span></text:p>
      <text:p text:style-name="P33"><text:span text:style-name="T8">-Implement the below methods for this class:</text:span></text:p>
      <text:p text:style-name="P33"><text:span text:style-name="T8">-</text:span><text:span text:style-name="T15">String</text:span><text:span text:style-name="T7"> </text:span><text:span text:style-name="T21">checkMaterial</text:span><text:span text:style-name="T16">() </text:span><text:span text:style-name="T21">throws Exception</text:span><text:span text:style-name="T10">:</text:span></text:p>
      <text:list xml:id="list1301311179" text:style-name="WWNum97">
        <text:list-item>
          <text:p text:style-name="P18"><text:span text:style-name="T1">Write a code to check whether the material is valid or not.</text:span></text:p>
        </text:list-item>
        <text:list-item>
          <text:p text:style-name="P19"><text:span text:style-name="T2">throw a MaterialException</text:span><text:span text:style-name="T1"> if the mass is negative with a message "</text:span><text:span text:style-name="T2">Mass cannot be negative</text:span><text:span text:style-name="T1">".</text:span></text:p>
        </text:list-item>
        <text:list-item>
          <text:p text:style-name="P19"><text:span text:style-name="T2">throw a MaterialException</text:span><text:span text:style-name="T1"> if the mass is zero with a message "</text:span><text:span text:style-name="T2">Mass cannot be zero</text:span><text:span text:style-name="T1">"</text:span></text:p>
        </text:list-item>
        <text:list-item>
          <text:p text:style-name="P20"><text:span text:style-name="T1">if no exception is found return "</text:span><text:span text:style-name="T2">Valid material"</text:span></text:p>
        </text:list-item>
      </text:list>
      <text:p text:style-name="P33"><text:span text:style-name="T8">-</text:span><text:span text:style-name="T15">String</text:span><text:span text:style-name="T7"> </text:span><text:span text:style-name="T21">flowOfHeat</text:span><text:span text:style-name="T16">() </text:span><text:span text:style-name="T21">throws Exception</text:span><text:span text:style-name="T10">:</text:span></text:p>
      <text:list xml:id="list1266176681" text:style-name="WWNum98">
        <text:list-item>
          <text:p text:style-name="P21"><text:span text:style-name="T1">If </text:span><text:span text:style-name="T3">checkMaterial()</text:span><text:span text:style-name="T1"> method throws a </text:span><text:span text:style-name="T2">MaterialException</text:span><text:span text:style-name="T1"> then returns a message "</text:span><text:span text:style-name="T2">Invalid Material</text:span><text:span text:style-name="T1">".(Use try-catch block)</text:span></text:p>
        </text:list-item>
        <text:list-item>
          <text:p text:style-name="P22"><text:span text:style-name="T1">If it throws any other exception then return a message "</text:span><text:span text:style-name="T2">Other exception</text:span><text:span text:style-name="T1">".</text:span></text:p>
        </text:list-item>
        <text:list-item>
          <text:p text:style-name="P37"><text:span text:style-name="T4">If no exception is found then return "Both in equilibrium".</text:span></text:p>
        </text:list-item>
      </text:list>
      <text:p text:style-name="P36"><text:span text:style-name="T4"/></text:p>
      <text:p text:style-name="P36"><text:soft-page-break/><text:span text:style-name="T4"/></text:p>
      <text:p text:style-name="P36"><text:span text:style-name="T4">19.</text:span><text:span text:style-name="T8">Complete the classes using the </text:span><text:span text:style-name="T19">Specifications</text:span><text:span text:style-name="T8"> given </text:span><text:span text:style-name="T19">below. </text:span><text:span text:style-name="T8">Consider default visibility of classes, data fields, and methods unless mentioned otherwise.</text:span></text:p>
      <text:h text:style-name="P4" text:outline-level="2"><text:span text:style-name="T5">Task</text:span></text:h>
      <text:p text:style-name="P33"><text:span text:style-name="T7">Class </text:span><text:span text:style-name="T12">Cue</text:span></text:p>
      <text:p text:style-name="P33"><text:span text:style-name="T8">- </text:span><text:span text:style-name="T7">define the </text:span><text:span text:style-name="T15">int </text:span><text:span text:style-name="T7">variable </text:span><text:span text:style-name="T8">pieces.</text:span></text:p>
      <text:p text:style-name="P33"><text:span text:style-name="T8">- </text:span><text:span text:style-name="T7">define the </text:span><text:span text:style-name="T15">boolean</text:span><text:span text:style-name="T7"> variable </text:span><text:span text:style-name="T8">retain</text:span></text:p>
      <text:p text:style-name="P33"><text:span text:style-name="T8">-</text:span><text:span text:style-name="T7">define a </text:span><text:span text:style-name="T8">constructor</text:span><text:span text:style-name="T7"> according to the above specifications.</text:span></text:p>
      <text:p text:style-name="P33"><text:span text:style-name="T7">Class </text:span><text:span text:style-name="T12">Retention</text:span></text:p>
      <text:p text:style-name="P33"><text:span text:style-name="T8">Define the class according to the above specififcations and</text:span><text:span text:style-name="T10"> </text:span><text:span text:style-name="T8">Implement the below methods for this class:</text:span></text:p>
      <text:p text:style-name="P33"><text:span text:style-name="T8">-</text:span><text:span text:style-name="T15">String</text:span><text:span text:style-name="T11"> </text:span><text:span text:style-name="T21">checkCue</text:span><text:span text:style-name="T16">(int p) throws Exception</text:span><text:span text:style-name="T8">:</text:span></text:p>
      <text:list xml:id="list4027621172" text:style-name="WWNum102">
        <text:list-item>
          <text:p text:style-name="P23"><text:span text:style-name="T1">Write a code to validate the criteria for getting the award.</text:span></text:p>
        </text:list-item>
        <text:list-item>
          <text:p text:style-name="P24"><text:span text:style-name="T20">throw a </text:span><text:span text:style-name="T2">CueException</text:span><text:span text:style-name="T20"> </text:span><text:span text:style-name="T1">if </text:span><text:span text:style-name="T2">retain</text:span><text:span text:style-name="T1"> is false</text:span><text:span text:style-name="T2"> </text:span><text:span text:style-name="T1">with the message "</text:span><text:span text:style-name="T2">Cue not retained</text:span><text:span text:style-name="T1">".</text:span></text:p>
        </text:list-item>
        <text:list-item>
          <text:p text:style-name="P24"><text:span text:style-name="T20">throw a </text:span><text:span text:style-name="T2">CueException</text:span><text:span text:style-name="T20"> </text:span><text:span text:style-name="T1">if </text:span><text:span text:style-name="T2">p is</text:span><text:span text:style-name="T1"> less than pieces of cue variable with the message "</text:span><text:span text:style-name="T2">More pieces required</text:span><text:span text:style-name="T1">".</text:span></text:p>
        </text:list-item>
        <text:list-item>
          <text:p text:style-name="P24"><text:span text:style-name="T1">throw a CueException if p is greater than pieces of cue variable with the message </text:span><text:span text:style-name="T2">"Update required".</text:span></text:p>
        </text:list-item>
        <text:list-item>
          <text:p text:style-name="P25"><text:span text:style-name="T1">If no above exception is found then return a string message "</text:span><text:span text:style-name="T2">Cue updated</text:span><text:span text:style-name="T1">".</text:span></text:p>
        </text:list-item>
      </text:list>
      <text:p text:style-name="P41"><text:span text:style-name="T8">-</text:span><text:span text:style-name="T15">String</text:span><text:span text:style-name="T22"> </text:span><text:span text:style-name="T21">playGame</text:span><text:span text:style-name="T16">(int p) throws Exception</text:span><text:span text:style-name="T8">:</text:span></text:p>
      <text:list xml:id="list3914492708" text:style-name="WWNum103">
        <text:list-item>
          <text:p text:style-name="P26"><text:span text:style-name="T1">Write a code to play the game using the mentioned cue.</text:span></text:p>
        </text:list-item>
        <text:list-item>
          <text:p text:style-name="P27"><text:span text:style-name="T1">If </text:span><text:span text:style-name="T3">checkCue()</text:span><text:span text:style-name="T1"> method throws a </text:span><text:span text:style-name="T2">CueException</text:span><text:span text:style-name="T1"> then returns a message "</text:span><text:span text:style-name="T2">Cannot use this cue</text:span><text:span text:style-name="T1">".(Use try-catch block)</text:span></text:p>
        </text:list-item>
        <text:list-item>
          <text:p text:style-name="P27"><text:span text:style-name="T1">If it throws any other exception then return a message "</text:span><text:span text:style-name="T2">Other exception</text:span><text:span text:style-name="T1">".</text:span></text:p>
        </text:list-item>
        <text:list-item>
          <text:p text:style-name="P28"><text:span text:style-name="T1">If no exception is found then return a message "</text:span><text:span text:style-name="T2">Welcome to the game</text:span><text:span text:style-name="T1">".</text:span></text:p>
        </text:list-item>
      </text:list>
      <text:p text:style-name="P33"><text:span text:style-name="T8">class </text:span><text:span text:style-name="T13">CueException</text:span><text:span text:style-name="T10"> extends Exception</text:span></text:p>
      <text:list xml:id="list3426053013" text:style-name="WWNum104">
        <text:list-item>
          <text:p text:style-name="P38"><text:span text:style-name="T4">Define </text:span><text:span text:style-name="T14">CueException</text:span><text:span text:style-name="T4"> class derived from Exception class</text:span></text:p>
        </text:list-item>
      </text:list>
      <text:p text:style-name="P35"><text:span text:style-name="T4">20.</text:span><text:span text:style-name="T8">Your task here is to implement Java code based on the following specifications. Note that your code should match the specifications in a precise manner. Consider default visibility of classes, data fields, and methods unless mentioned.</text:span></text:p>
      <text:h text:style-name="P4" text:outline-level="2"><text:span text:style-name="T5">Task</text:span></text:h>
      <text:p text:style-name="P33"><text:span text:style-name="T7">class </text:span><text:span text:style-name="T12">Student</text:span></text:p>
      <text:p text:style-name="P33"><text:span text:style-name="T7">-Define this class according to the above specifications</text:span></text:p>
      <text:p text:style-name="P33"><text:span text:style-name="T8">Class</text:span><text:span text:style-name="T7"> </text:span><text:span text:style-name="T12">Merit</text:span></text:p>
      <text:p text:style-name="P33"><text:soft-page-break/><text:span text:style-name="T8">-define the object of </text:span><text:span text:style-name="T15">HashMap&lt;University, ArrayList&lt;Student&gt;&gt;</text:span><text:span text:style-name="T7"> with variable name </text:span><text:span text:style-name="T8">mlist</text:span><text:span text:style-name="T7">.</text:span></text:p>
      <text:p text:style-name="P33"><text:span text:style-name="T8">-</text:span><text:span text:style-name="T15">String </text:span><text:span text:style-name="T21">newEntry</text:span><text:span text:style-name="T16">(Student s, String university</text:span><text:span text:style-name="T17">):</text:span></text:p>
      <text:list xml:id="list1354688910" text:style-name="WWNum108">
        <text:list-item>
          <text:p text:style-name="P29"><text:span text:style-name="T1">Write a code to check if the university is present in the hashmap or not.</text:span></text:p>
        </text:list-item>
        <text:list-item>
          <text:p text:style-name="P30"><text:span text:style-name="T1">If present, then append the given student object to the list with key as the university and return "</text:span><text:span text:style-name="T2">Student added</text:span><text:span text:style-name="T1">".</text:span></text:p>
        </text:list-item>
        <text:list-item>
          <text:p text:style-name="P31"><text:span text:style-name="T1">If not present then add this university as a key and a new list with student object added into it and return "</text:span><text:span text:style-name="T2">University added</text:span><text:span text:style-name="T1">"</text:span></text:p>
        </text:list-item>
      </text:list>
      <text:p text:style-name="P33"><text:span text:style-name="T8">-</text:span><text:span text:style-name="T15">ArrayList&lt;String&gt; </text:span><text:span text:style-name="T21">getStudents</text:span><text:span text:style-name="T17">(String university):</text:span></text:p>
      <text:list xml:id="list2300596097" text:style-name="WWNum109">
        <text:list-item>
          <text:p text:style-name="P32"><text:span text:style-name="T1">Write a code to get the list of the students' names who are enrolled in the university passed in the argument.</text:span></text:p>
        </text:list-item>
        <text:list-item>
          <text:p text:style-name="P39"><text:span text:style-name="T23">If there are no students then return null.</text:span></text:p>
        </text:list-item>
      </text:list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ListLabel_20_766" style:display-name="ListLabel 766" style:family="text">
      <style:text-properties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39" style:display-name="ListLabel 739" style:family="text">
      <style:text-properties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>
      <style:text-properties fo:font-size="10pt" style:font-size-asian="10pt"/>
    </style:style>
    <style:style style:name="ListLabel_20_765" style:display-name="ListLabel 765" style:family="text">
      <style:text-properties fo:font-size="10pt" style:font-size-asian="10pt"/>
    </style:style>
    <style:style style:name="ListLabel_20_802" style:display-name="ListLabel 802" style:family="text">
      <style:text-properties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65" style:display-name="ListLabel 865" style:family="text">
      <style:text-properties fo:font-size="10pt" style:font-size-asian="10pt"/>
    </style:style>
    <style:style style:name="ListLabel_20_866" style:display-name="ListLabel 866" style:family="text">
      <style:text-properties fo:font-size="10pt" style:font-size-asian="10pt"/>
    </style:style>
    <style:style style:name="ListLabel_20_867" style:display-name="ListLabel 867" style:family="text">
      <style:text-properties fo:font-size="10pt" style:font-size-asian="10pt"/>
    </style:style>
    <style:style style:name="ListLabel_20_868" style:display-name="ListLabel 868" style:family="text">
      <style:text-properties fo:font-size="10pt" style:font-size-asian="10pt"/>
    </style:style>
    <style:style style:name="ListLabel_20_869" style:display-name="ListLabel 869" style:family="text">
      <style:text-properties fo:font-size="10pt" style:font-size-asian="10pt"/>
    </style:style>
    <style:style style:name="ListLabel_20_870" style:display-name="ListLabel 870" style:family="text">
      <style:text-properties fo:font-size="10pt" style:font-size-asian="10pt"/>
    </style:style>
    <style:style style:name="ListLabel_20_871" style:display-name="ListLabel 871" style:family="text">
      <style:text-properties fo:font-size="10pt" style:font-size-asian="10pt"/>
    </style:style>
    <style:style style:name="ListLabel_20_872" style:display-name="ListLabel 872" style:family="text">
      <style:text-properties fo:font-size="10pt" style:font-size-asian="10pt"/>
    </style:style>
    <style:style style:name="ListLabel_20_873" style:display-name="ListLabel 873" style:family="text">
      <style:text-properties fo:font-size="10pt" style:font-size-asian="10pt"/>
    </style:style>
    <style:style style:name="ListLabel_20_856" style:display-name="ListLabel 856" style:family="text">
      <style:text-properties fo:font-size="10pt" style:font-size-asian="10pt"/>
    </style:style>
    <style:style style:name="ListLabel_20_857" style:display-name="ListLabel 857" style:family="text">
      <style:text-properties fo:font-size="10pt" style:font-size-asian="10pt"/>
    </style:style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ListLabel_20_901" style:display-name="ListLabel 901" style:family="text">
      <style:text-properties fo:font-size="10pt" style:font-size-asian="10pt"/>
    </style:style>
    <style:style style:name="ListLabel_20_902" style:display-name="ListLabel 902" style:family="text">
      <style:text-properties fo:font-size="10pt" style:font-size-asian="10pt"/>
    </style:style>
    <style:style style:name="ListLabel_20_903" style:display-name="ListLabel 903" style:family="text">
      <style:text-properties fo:font-size="10pt" style:font-size-asian="10pt"/>
    </style:style>
    <style:style style:name="ListLabel_20_904" style:display-name="ListLabel 904" style:family="text">
      <style:text-properties fo:font-size="10pt" style:font-size-asian="10pt"/>
    </style:style>
    <style:style style:name="ListLabel_20_905" style:display-name="ListLabel 905" style:family="text">
      <style:text-properties fo:font-size="10pt" style:font-size-asian="10pt"/>
    </style:style>
    <style:style style:name="ListLabel_20_906" style:display-name="ListLabel 906" style:family="text">
      <style:text-properties fo:font-size="10pt" style:font-size-asian="10pt"/>
    </style:style>
    <style:style style:name="ListLabel_20_907" style:display-name="ListLabel 907" style:family="text">
      <style:text-properties fo:font-size="10pt" style:font-size-asian="10pt"/>
    </style:style>
    <style:style style:name="ListLabel_20_908" style:display-name="ListLabel 908" style:family="text">
      <style:text-properties fo:font-size="10pt" style:font-size-asian="10pt"/>
    </style:style>
    <style:style style:name="ListLabel_20_909" style:display-name="ListLabel 909" style:family="text">
      <style:text-properties fo:font-size="10pt" style:font-size-asian="10pt"/>
    </style:style>
    <style:style style:name="ListLabel_20_919" style:display-name="ListLabel 919" style:family="text">
      <style:text-properties fo:font-size="10pt" style:font-size-asian="10pt"/>
    </style:style>
    <style:style style:name="ListLabel_20_920" style:display-name="ListLabel 920" style:family="text">
      <style:text-properties fo:font-size="10pt" style:font-size-asian="10pt"/>
    </style:style>
    <style:style style:name="ListLabel_20_921" style:display-name="ListLabel 921" style:family="text">
      <style:text-properties fo:font-size="10pt" style:font-size-asian="10pt"/>
    </style:style>
    <style:style style:name="ListLabel_20_922" style:display-name="ListLabel 922" style:family="text">
      <style:text-properties fo:font-size="10pt" style:font-size-asian="10pt"/>
    </style:style>
    <style:style style:name="ListLabel_20_923" style:display-name="ListLabel 923" style:family="text">
      <style:text-properties fo:font-size="10pt" style:font-size-asian="10pt"/>
    </style:style>
    <style:style style:name="ListLabel_20_924" style:display-name="ListLabel 924" style:family="text">
      <style:text-properties fo:font-size="10pt" style:font-size-asian="10pt"/>
    </style:style>
    <style:style style:name="ListLabel_20_925" style:display-name="ListLabel 925" style:family="text">
      <style:text-properties fo:font-size="10pt" style:font-size-asian="10pt"/>
    </style:style>
    <style:style style:name="ListLabel_20_926" style:display-name="ListLabel 926" style:family="text">
      <style:text-properties fo:font-size="10pt" style:font-size-asian="10pt"/>
    </style:style>
    <style:style style:name="ListLabel_20_927" style:display-name="ListLabel 927" style:family="text">
      <style:text-properties fo:font-size="10pt" style:font-size-asian="10pt"/>
    </style:style>
    <style:style style:name="ListLabel_20_910" style:display-name="ListLabel 910" style:family="text">
      <style:text-properties fo:font-size="10pt" style:font-size-asian="10pt"/>
    </style:style>
    <style:style style:name="ListLabel_20_911" style:display-name="ListLabel 911" style:family="text">
      <style:text-properties fo:font-size="10pt" style:font-size-asian="10pt"/>
    </style:style>
    <style:style style:name="ListLabel_20_912" style:display-name="ListLabel 912" style:family="text">
      <style:text-properties fo:font-size="10pt" style:font-size-asian="10pt"/>
    </style:style>
    <style:style style:name="ListLabel_20_913" style:display-name="ListLabel 913" style:family="text">
      <style:text-properties fo:font-size="10pt" style:font-size-asian="10pt"/>
    </style:style>
    <style:style style:name="ListLabel_20_914" style:display-name="ListLabel 914" style:family="text">
      <style:text-properties fo:font-size="10pt" style:font-size-asian="10pt"/>
    </style:style>
    <style:style style:name="ListLabel_20_915" style:display-name="ListLabel 915" style:family="text">
      <style:text-properties fo:font-size="10pt" style:font-size-asian="10pt"/>
    </style:style>
    <style:style style:name="ListLabel_20_916" style:display-name="ListLabel 916" style:family="text">
      <style:text-properties fo:font-size="10pt" style:font-size-asian="10pt"/>
    </style:style>
    <style:style style:name="ListLabel_20_917" style:display-name="ListLabel 917" style:family="text">
      <style:text-properties fo:font-size="10pt" style:font-size-asian="10pt"/>
    </style:style>
    <style:style style:name="ListLabel_20_918" style:display-name="ListLabel 918" style:family="text">
      <style:text-properties fo:font-size="10pt" style:font-size-asian="10pt"/>
    </style:style>
    <style:style style:name="ListLabel_20_964" style:display-name="ListLabel 964" style:family="text">
      <style:text-properties fo:font-size="10pt" style:font-size-asian="10pt"/>
    </style:style>
    <style:style style:name="ListLabel_20_965" style:display-name="ListLabel 965" style:family="text">
      <style:text-properties fo:font-size="10pt" style:font-size-asian="10pt"/>
    </style:style>
    <style:style style:name="ListLabel_20_966" style:display-name="ListLabel 966" style:family="text">
      <style:text-properties fo:font-size="10pt" style:font-size-asian="10pt"/>
    </style:style>
    <style:style style:name="ListLabel_20_967" style:display-name="ListLabel 967" style:family="text">
      <style:text-properties fo:font-size="10pt" style:font-size-asian="10pt"/>
    </style:style>
    <style:style style:name="ListLabel_20_968" style:display-name="ListLabel 968" style:family="text">
      <style:text-properties fo:font-size="10pt" style:font-size-asian="10pt"/>
    </style:style>
    <style:style style:name="ListLabel_20_969" style:display-name="ListLabel 969" style:family="text">
      <style:text-properties fo:font-size="10pt" style:font-size-asian="10pt"/>
    </style:style>
    <style:style style:name="ListLabel_20_970" style:display-name="ListLabel 970" style:family="text">
      <style:text-properties fo:font-size="10pt" style:font-size-asian="10pt"/>
    </style:style>
    <style:style style:name="ListLabel_20_971" style:display-name="ListLabel 971" style:family="text">
      <style:text-properties fo:font-size="10pt" style:font-size-asian="10pt"/>
    </style:style>
    <style:style style:name="ListLabel_20_972" style:display-name="ListLabel 972" style:family="text">
      <style:text-properties fo:font-size="10pt" style:font-size-asian="10pt"/>
    </style:style>
    <style:style style:name="ListLabel_20_955" style:display-name="ListLabel 955" style:family="text">
      <style:text-properties fo:font-size="10pt" style:font-size-asian="10pt"/>
    </style:style>
    <style:style style:name="ListLabel_20_956" style:display-name="ListLabel 956" style:family="text">
      <style:text-properties fo:font-size="10pt" style:font-size-asian="10pt"/>
    </style:style>
    <style:style style:name="ListLabel_20_957" style:display-name="ListLabel 957" style:family="text">
      <style:text-properties fo:font-size="10pt" style:font-size-asian="10pt"/>
    </style:style>
    <style:style style:name="ListLabel_20_958" style:display-name="ListLabel 958" style:family="text">
      <style:text-properties fo:font-size="10pt" style:font-size-asian="10pt"/>
    </style:style>
    <style:style style:name="ListLabel_20_959" style:display-name="ListLabel 959" style:family="text">
      <style:text-properties fo:font-size="10pt" style:font-size-asian="10pt"/>
    </style:style>
    <style:style style:name="ListLabel_20_960" style:display-name="ListLabel 960" style:family="text">
      <style:text-properties fo:font-size="10pt" style:font-size-asian="10pt"/>
    </style:style>
    <style:style style:name="ListLabel_20_961" style:display-name="ListLabel 961" style:family="text">
      <style:text-properties fo:font-size="10pt" style:font-size-asian="10pt"/>
    </style:style>
    <style:style style:name="ListLabel_20_962" style:display-name="ListLabel 962" style:family="text">
      <style:text-properties fo:font-size="10pt" style:font-size-asian="10pt"/>
    </style:style>
    <style:style style:name="ListLabel_20_963" style:display-name="ListLabel 963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7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text:style-name="ListLabel_20_7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8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6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text:style-name="ListLabel_20_8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5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bullet text:level="1" text:style-name="ListLabel_20_9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text:style-name="ListLabel_20_9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9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text:style-name="ListLabel_20_9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bullet text:level="1" text:style-name="ListLabel_20_9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3:32:23.866897165</meta:creation-date>
    <dc:date>2022-04-21T13:35:22.392986446</dc:date>
    <meta:editing-duration>PT2M58S</meta:editing-duration>
    <meta:editing-cycles>1</meta:editing-cycles>
    <meta:document-statistic meta:table-count="0" meta:image-count="0" meta:object-count="0" meta:page-count="4" meta:paragraph-count="76" meta:word-count="751" meta:character-count="4466" meta:non-whitespace-character-count="3827"/>
    <meta:generator>LibreOffice/7.2.6.2$Linux_X86_64 LibreOffice_project/20$Build-2</meta:generator>
  </office:meta>
</office:document-meta>
</file>